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1"/>
      <text:p text:style-name="P1">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1"/>
      <text:p text:style-name="P1">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1"/>
      <text:p text:style-name="P1">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1"/>
      <text:p text:style-name="P1">"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1">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text:soft-page-break/>and walked where the arrow pointed. </text:p>
      <text:p text:style-name="P1"/>
      <text:p text:style-name="P1">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1"/>
      <text:p text:style-name="P1">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1"/>
      <text:p text:style-name="P1">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1"/>
      <text:p text:style-name="P1">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1"/>
      <text:p text:style-name="P1">"It's beautiful isn't it." Said a man next to her. She looked over stuned to see a man who wasn't in the prime of youth and beauty. He wore a crisp black suit and a devilish grin. </text:p>
      <text:p text:style-name="P1"/>
      <text:p text:style-name="P1">"It is- " She replied. "Sorry to disturb you" and turned to follow the arrow on her card. <text:line-break/><text:line-break/>"No don't go so quickly. It isn't every day I have someone so polite to bore wiht my architechture and history lessons."</text:p>
      <text:p text:style-name="P1"/>
      <text:p text:style-name="P1">Marin turned back to the man but stood a ways off. </text:p>
      <text:p text:style-name="P1"/>
      <text:p text:style-name="P1">"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1"/>
      <text:p text:style-name="P1">"You work here? </text:p>
      <text:p text:style-name="P1"/>
      <text:p text:style-name="P1">"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text:soft-page-break/>network of cutouts and " he stopped and sipped a small coffee "tunnels through out, you'll get to know them too I suspect."</text:p>
      <text:p text:style-name="P1"/>
      <text:p text:style-name="P1">"What are the all for?" </text:p>
      <text:p text:style-name="P1"/>
      <text:p text:style-name="P1">"This place is one of the best show's on earth when it lights up- you wait til tonight. All that equipment has to go somewhere. That and all the villas and appartments and private rooms and clubs- no one likes to leave the party. Some never do. " </text:p>
      <text:p text:style-name="P1"/>
      <text:p text:style-name="P1">marin looked down at her sushi delivery. The box was cold still, she suspected it was refrigerated. </text:p>
      <text:p text:style-name="P1"/>
      <text:p text:style-name="P1">"How do we get out of here?" Asked Marin</text:p>
      <text:p text:style-name="P1"/>
      <text:p text:style-name="P1">"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1"/>
      <text:p text:style-name="P1">She took one last look at the huge expanse of stars beyond the trees and thought (NAME OF AUTISTIC KID) showing her the stars back in the pig feeding room. It could not have seemed more far away. </text:p>
      <text:p text:style-name="P1"/>
      <text:p text:style-name="P1">She wandered further up the stairs and was now at an enourmous pent house. The arrows pointed in and she went to the door. <text:line-break/><text:line-break/></text:p>
      <text:p text:style-name="P1"><text:line-break/><text:line-break/> <text:line-break/><text:line-break/>(I HATE MODELS WAREWOLF DISCO CLUB) </text:p>
      <text:p text:style-name="P1"/>
      <text:p text:style-name="P1">I know i've done terrible things. But I cannot remember them. And I am becoming lulled into a false sense of security that I am a good man, which I know I am not. I am a good man, just untethered from my values? </text:p>
      <text:p text:style-name="P1"/>
      <text:p text:style-name="P1"><text:line-break/><text:lin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1H54M22S</meta:editing-duration>
    <meta:editing-cycles>18</meta:editing-cycles>
    <meta:generator>OpenOffice/4.1.11$Win32 OpenOffice.org_project/4111m1$Build-9808</meta:generator>
    <dc:date>2022-07-01T15:06:55.59</dc:date>
    <dc:creator>Blake Stanger</dc:creator>
    <meta:document-statistic meta:table-count="0" meta:image-count="0" meta:object-count="0" meta:page-count="9" meta:paragraph-count="94" meta:word-count="4671" meta:character-count="25613"/>
    <meta:user-defined meta:name="Info 1"/>
    <meta:user-defined meta:name="Info 2"/>
    <meta:user-defined meta:name="Info 3"/>
    <meta:user-defined meta:name="Info 4"/>
  </office:meta>
</office:document-meta>
</file>